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able_20_Contents" style:list-style-name="L76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77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78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79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5">
      <style:paragraph-properties fo:line-height="150%"/>
      <style:text-properties style:font-name="Arial" style:font-name-asian="Arial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1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1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9" style:family="paragraph" style:parent-style-name="Text_20_body" style:list-style-name="L17">
      <style:paragraph-properties fo:margin-top="0cm" fo:margin-bottom="0cm" fo:line-height="150%" style:writing-mode="lr-tb"/>
    </style:style>
    <style:style style:name="P120" style:family="paragraph" style:parent-style-name="Text_20_body" style:list-style-name="L23">
      <style:paragraph-properties fo:margin-top="0cm" fo:margin-bottom="0cm" fo:line-height="150%" style:writing-mode="lr-tb"/>
    </style:style>
    <style:style style:name="P121" style:family="paragraph" style:parent-style-name="Text_20_body" style:list-style-name="L29">
      <style:paragraph-properties fo:margin-top="0cm" fo:margin-bottom="0cm" fo:line-height="150%" style:writing-mode="lr-tb"/>
    </style:style>
    <style:style style:name="P122" style:family="paragraph" style:parent-style-name="Text_20_body" style:list-style-name="L32">
      <style:paragraph-properties fo:margin-top="0cm" fo:margin-bottom="0cm" fo:line-height="150%" style:writing-mode="lr-tb"/>
    </style:style>
    <style:style style:name="P123" style:family="paragraph" style:parent-style-name="Text_20_body" style:list-style-name="L45">
      <style:paragraph-properties fo:margin-top="0cm" fo:margin-bottom="0cm" fo:line-height="150%" style:writing-mode="lr-tb"/>
    </style:style>
    <style:style style:name="P124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25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3184923748537285457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val_TP ==&gt; up</text:p>
                  <text:list>
                    <text:list-item>
                      <text:p text:style-name="P27">label ==&gt; //_20200219_172815:next (fx_tester_T_1__Exec)</text:p>
                    </text:list-item>
                  </text:list>
                </text:list-item>
                <text:list-item>
                  <text:p text:style-name="P27">write into list data</text:p>
                  <text:list>
                    <text:list-item>
                      <text:p text:style-name="P2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7">T-1.1 : show in the log file</text:p>
              <text:list>
                <text:list-item>
                  <text:p text:style-name="P27">CODE</text:p>
                  <text:list>
                    <text:list-item>
                      <text:p text:style-name="P27">“show_LO_Pos_Data__Build_Lines” ==&gt; add params</text:p>
                      <text:list>
                        <text:list-item>
                          <text:p text:style-name="P27">fx_tester_T_1()</text:p>
                          <text:list>
                            <text:list-item>
                              <text:p text:style-name="P27">//_20200222_182249:tmp (caller) </text:p>
                            </text:list-item>
                          </text:list>
                        </text:list-item>
                        <text:list-item>
                          <text:p text:style-name="P27">==&gt; DROP</text:p>
                        </text:list-item>
                      </text:list>
                    </text:list-item>
                    <text:list-item>
                      <text:p text:style-name="P27">“show_LO_Pos_Data__Build_Lines” ==&gt; add codes</text:p>
                    </text:list-item>
                  </text:list>
                </text:list-item>
                <text:list-item>
                  <text:p text:style-name="P27">TEST ==&gt; OK</text:p>
                </text:list-item>
              </text:list>
            </text:list-item>
            <text:list-item>
              <text:p text:style-name="P27">T-1.2 : value of TP, SL → CONS.php</text:p>
              <text:list>
                <text:list-item>
                  <text:p text:style-name="P27">CODE </text:p>
                  <text:list>
                    <text:list-item>
                      <text:p text:style-name="P27">//_20200219_172815:next</text:p>
                    </text:list-item>
                    <text:list-item>
                      <text:p text:style-name="P27">TP → 1.3</text:p>
                    </text:list-item>
                  </text:list>
                </text:list-item>
                <text:list-item>
                  <text:p text:style-name="P27">TEST ==&gt; PROBLEM</text:p>
                  <text:list>
                    <text:list-item>
                      <text:p text:style-name="P2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pos list ==&gt; new data</text:p>
              <text:list>
                <text:list-item>
                  <text:p text:style-name="P27">start idx, exit idx ==&gt; location in BB</text:p>
                </text:list-item>
                <text:list-item>
                  <text:p text:style-name="P27">//_20200214_150433:next (libeatester)</text:p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4"><text:soft-page-break/></text:p>
      <text:p text:style-name="P4">[next]</text:p>
      <text:list xml:id="list1401163549775236407" text:style-name="L2">
        <text:list-item>
          <text:p text:style-name="P28">TASK-1</text:p>
          <text:list>
            <text:list-item>
              <text:p text:style-name="P28">this ==&gt; T-1.2 → re-try</text:p>
              <text:list>
                <text:list-item>
                  <text:p text:style-name="P2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this ==&gt; TASK-2</text:p>
            </text:list-item>
          </text:list>
        </text:list-item>
      </text:list>
      <text:p text:style-name="P4">[further]</text:p>
      <text:list xml:id="list3374926536548215944" text:style-name="L3">
        <text:list-item>
          <text:p text:style-name="P29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2375964754416243772" text:style-name="L4">
        <text:list-item>
          <text:p text:style-name="P30">REVIEW</text:p>
        </text:list-item>
        <text:list-item>
          <text:p text:style-name="P30"><text:span text:style-name="T1">#_ </text:span>TASK-1 </text:p>
          <text:list>
            <text:list-item>
              <text:list>
                <text:list-item>
                  <text:p text:style-name="P30">this ==&gt; T-1.2 → re-try</text:p>
                  <text:list>
                    <text:list-item>
                      <text:p text:style-name="P30">pos list file ==&gt; for each time the for-loop breaks ==&gt; write the pos data to a file</text:p>
                    </text:list-item>
                    <text:list-item>
                      <text:p text:style-name="P30">//_20200222_192407:next</text:p>
                    </text:list-item>
                  </text:list>
                </text:list-item>
              </text:list>
            </text:list-item>
            <text:list-item>
              <text:p text:style-name="P30">T-1.1 : new FUNC : “show_LO_Pos_Data__Build_Lines__MetaData_and_Header”</text:p>
              <text:list>
                <text:list-item>
                  <text:p text:style-name="P30">CODE</text:p>
                </text:list-item>
                <text:list-item>
                  <text:p text:style-name="P30">TEST ==&gt; <text:s/></text:p>
                  <text:list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new FUNC : “show_LO_Pos_Data__Build_Lines__Entries”</text:p>
              <text:list>
                <text:list-item>
                  <text:p text:style-name="P30">TEST ==&gt; PROBLEM</text:p>
                  <text:list>
                    <text:list-item>
                      <text:p text:style-name="P30">TRY : review ==&gt; “2020.01.06 02:15”</text:p>
                      <text:list>
                        <text:list-item>
                          <text:p text:style-name="P30">FOUND</text:p>
                          <text:list>
                            <text:list-item>
                              <text:p text:style-name="P3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TRY : re-TEST</text:p>
                      <text:list>
                        <text:list-item>
                          <text:p text:style-name="P3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00">CODE</text:p>
                </text:list-item>
                <text:list-item>
                  <text:p text:style-name="P100">TEST ==&gt;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gen data</text:p>
                </text:list-item>
                <text:list-item>
                  <text:p text:style-name="P30">files</text:p>
                  <text:list>
                    <text:list-item>
                      <text:p text:style-name="P30"><text:span text:style-name="T1">#_ </text:span>(AUDJPY).(M15).20200216_180151.[20200106_0000-20200110_2345].csv </text:p>
                    </text:list-item>
                    <text:list-item>
                      <text:p text:style-name="P30"><text:span text:style-name="T1">#_ </text:span>(AUDJPY).(M15).20200216_180151.[20200113_0000-20200117_2345].csv </text:p>
                    </text:list-item>
                    <text:list-item>
                      <text:p text:style-name="P30">(AUDJPY).(M15).20200216_180151.[20200120_0000-20200124_2345].csv</text:p>
                    </text:list-item>
                    <text:list-item>
                      <text:p text:style-name="P30">(AUDJPY).(M15).20200216_180151.[20200127_0000-20200131_2345].csv</text:p>
                    </text:list-item>
                    <text:list-item>
                      <text:p text:style-name="P30">(AUDJPY).(M15).20200216_180151.[20200203_0000-20200207_2345].csv</text:p>
                    </text:list-item>
                    <text:list-item>
                      <text:p text:style-name="P3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<text:soft-page-break/>TASK-3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12555329810939358" text:style-name="L5">
        <text:list-item>
          <text:p text:style-name="P31">TASK</text:p>
          <text:list>
            <text:list-item>
              <text:p text:style-name="P31">this ==&gt; TASK-2 –&gt; cont.</text:p>
              <text:list>
                <text:list-item>
                  <text:p text:style-name="P31">//_20200216_183601:tmp (CONS.php)</text:p>
                </text:list-item>
              </text:list>
            </text:list-item>
            <text:list-item>
              <text:p text:style-name="P31">this ==&gt; TASK-3</text:p>
            </text:list-item>
          </text:list>
        </text:list-item>
      </text:list>
      <text:p text:style-name="P4">[further]</text:p>
      <text:list xml:id="list8721646342690576382" text:style-name="L6">
        <text:list-item>
          <text:p text:style-name="P32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1969580465207333049" text:style-name="L7">
        <text:list-item>
          <text:p text:style-name="P33">REVIEW </text:p>
        </text:list-item>
        <text:list-item>
          <text:p text:style-name="P33">TASK-1</text:p>
          <text:list>
            <text:list-item>
              <text:list>
                <text:list-item>
                  <text:p text:style-name="P33">prev ==&gt; TASK-2 –&gt; cont.</text:p>
                  <text:list>
                    <text:list-item>
                      <text:p text:style-name="P33">//_20200216_183601:tmp (CONS.php)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<text:span text:style-name="T1">#_ </text:span>[20200203_0000-20200207_2345]</text:p>
                </text:list-item>
                <text:list-item>
                  <text:p text:style-name="P33"><text:soft-page-break/><text:span text:style-name="T1">#_ </text:span>[20200214_2345-20200210_0000]</text:p>
                </text:list-item>
              </text:list>
            </text:list-item>
            <text:list-item>
              <text:p text:style-name="P33">T-1.2 : A/J, M5</text:p>
              <text:list>
                <text:list-item>
                  <text:list>
                    <text:list-item>
                      <text:p text:style-name="P33">(AUDJPY).(M5).20200227_131436.[XXX].csv</text:p>
                    </text:list-item>
                    <text:list-item>
                      <text:p text:style-name="P3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3"><text:span text:style-name="T1">#_ </text:span>[20200106_0005-20200106_2355]</text:p>
                  <text:list>
                    <text:list-item>
                      <text:p text:style-name="P33"><text:span text:style-name="T1">#_ </text:span>PROBLEM : “sum : start – exit” ==&gt; incorrect</text:p>
                      <text:list>
                        <text:list-item>
                          <text:p text:style-name="P33">TRY : review codes</text:p>
                          <text:list>
                            <text:list-item>
                              <text:p text:style-name="P3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[20200107_0005-20200107_2355]</text:p>
                </text:list-item>
              </text:list>
            </text:list-item>
          </text:list>
        </text:list-item>
        <text:list-item>
          <text:p text:style-name="P33">SEG-1</text:p>
          <text:list>
            <text:list-item>
              <text:list>
                <text:list-item>
                  <text:p text:style-name="P33">gen csv ==&gt; M5</text:p>
                </text:list-item>
              </text:list>
            </text:list-item>
            <text:list-item>
              <text:p text:style-name="P33">S-1.1 : gen csv </text:p>
              <text:list>
                <text:list-item>
                  <text:p text:style-name="P33">44_5.1_10_rawdata.(AUDJPY).(Period-M5).(NumOfUnits-55000).(Bars-55000).20200227_131436.csv</text:p>
                </text:list-item>
                <text:list-item>
                  <text:p text:style-name="P33">A/J, M5, <text:s/>20200106</text:p>
                </text:list-item>
              </text:list>
            </text:list-item>
            <text:list-item>
              <text:p text:style-name="P33"><text:span text:style-name="T1">#_ </text:span>S-1.2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6 00:05</text:p>
                        </text:list-item>
                        <text:list-item>
                          <text:p text:style-name="P33">2020.01.06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6_0005-20200106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3 : <text:s/>20200107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pan text:style-name="T1">#_ </text:span>2020.01.07 00:05</text:p>
                        </text:list-item>
                        <text:list-item>
                          <text:p text:style-name="P33">2020.01.07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7_0005-20200107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5"><text:span text:style-name="T1">#_ </text:span>S-1.4 : <text:s/>20200108 ::]20200227_141656</text:p>
              <text:list>
                <text:list-item>
                  <text:p text:style-name="P33"><text:soft-page-break/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8 00:05</text:p>
                        </text:list-item>
                        <text:list-item>
                          <text:p text:style-name="P33">2020.01.08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8_0005-20200108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SEG-2 : [list-of-pos].log ==&gt; “exit – start” → value is 0 if “ext_idx” is “-1”</text:p>
          <text:list>
            <text:list-item>
              <text:p text:style-name="P33">S-2.1</text:p>
              <text:list>
                <text:list-item>
                  <text:p text:style-name="P33">CODE : //_20200227_140717:tmp</text:p>
                </text:list-item>
                <text:list-item>
                  <text:p text:style-name="P33">TEST ==&gt; </text:p>
                </text:list-item>
              </text:list>
            </text:list-item>
          </text:list>
        </text:list-item>
        <text:list-item>
          <text:p text:style-name="P33">TASK-2</text:p>
        </text:list-item>
      </text:list>
      <text:list xml:id="list840148217329410606" text:style-name="L8">
        <text:list-item>
          <text:list>
            <text:list-item>
              <text:list>
                <text:list-item>
                  <text:list>
                    <text:list-item>
                      <text:p text:style-name="P34">prev ==&gt; TASK-3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03104300734446251" text:style-name="L9">
        <text:list-item>
          <text:p text:style-name="P35">TASK-1</text:p>
          <text:list>
            <text:list-item>
              <text:p text:style-name="P35"><text:soft-page-break/>source csv file ==&gt; pass to func through url param</text:p>
              <text:list>
                <text:list-item>
                  <text:p text:style-name="P35">$fname_FX_Tester_CSV_File</text:p>
                </text:list-item>
                <text:list-item>
                  <text:p text:style-name="P35">//_20200227_142412:next</text:p>
                </text:list-item>
              </text:list>
            </text:list-item>
          </text:list>
        </text:list-item>
        <text:list-item>
          <text:p text:style-name="P35">TASK-2 : this ==&gt; SEG-1 : cont.</text:p>
        </text:list-item>
        <text:list-item>
          <text:p text:style-name="P35">TASK-3 : this ==&gt; TASK-2</text:p>
        </text:list-item>
      </text:list>
      <text:p text:style-name="P4">[further]</text:p>
      <text:list xml:id="list9006019848201129937" text:style-name="L10">
        <text:list-item>
          <text:p text:style-name="P36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8882050905279705492" text:style-name="L11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gen csv ==&gt; M5</text:p>
                </text:list-item>
                <text:list-item>
                  <text:p text:style-name="P37">44_5.1_10_rawdata.(AUDJPY).(Period-M5).(NumOfUnits-55000).(Bars-55000).20200227_131436.csv</text:p>
                </text:list-item>
              </text:list>
            </text:list-item>
            <text:list-item>
              <text:p text:style-name="P37"><text:span text:style-name="T1">#_ </text:span>S-1.1 : A/J, M5, <text:s/>20200109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09_0005-20200109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oft-page-break/>2020.01.09 00:05</text:p>
                        </text:list-item>
                        <text:list-item>
                          <text:p text:style-name="P37">2020.01.09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2 : A/J, M5, <text:s/>20200110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0_0005-20200110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0 00:05</text:p>
                        </text:list-item>
                        <text:list-item>
                          <text:p text:style-name="P37">2020.01.1<text:span text:style-name="T16">0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%#_ </text:span>S-1.3 : A/J, M5, <text:s/>20200113 </text:p>
            </text:list-item>
          </text:list>
        </text:list-item>
        <text:list-item>
          <text:p text:style-name="P37">TASK-1</text:p>
          <text:list>
            <text:list-item>
              <text:p text:style-name="P37"><text:span text:style-name="T1">#_ </text:span>T-1.1 : template ==&gt; add textbox </text:p>
              <text:list>
                <text:list-item>
                  <text:p text:style-name="P37">CODE</text:p>
                  <text:list>
                    <text:list-item>
                      <text:p text:style-name="P37"><text:span text:style-name="T1">#_ </text:span>onmouseover</text:p>
                    </text:list-item>
                    <text:list-item>
                      <text:p text:style-name="P3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get value → from textbox</text:p>
              <text:list>
                <text:list-item>
                  <text:list>
                    <text:list-item>
                      <text:p text:style-name="P37">\fx_test\_idx_table_tr_Tester-1.ctp</text:p>
                    </text:list-item>
                  </text:list>
                </text:list-item>
                <text:list-item>
                  <text:p text:style-name="P37">js file → libfx.js</text:p>
                  <text:list>
                    <text:list-item>
                      <text:p text:style-name="P37">fx_tester_T_1()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3 : pass to ajax param → get val at php function</text:p>
            </text:list-item>
            <text:list-item>
              <text:p text:style-name="P37">T-1.4 : param val → use in execution of php codes</text:p>
              <text:list>
                <text:list-item>
                  <text:p text:style-name="P37">CODE</text:p>
                </text:list-item>
                <text:list-item>
                  <text:p text:style-name="P37"><text:span text:style-name="T1">#_ </text:span>TEST : param val → via url box in the browser; nop, return</text:p>
                </text:list-item>
                <text:list-item>
                  <text:p text:style-name="P37">TEST : execute → complete 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49341520153987133" text:style-name="L12">
        <text:list-item>
          <text:p text:style-name="P38">TASK-1</text:p>
          <text:list>
            <text:list-item>
              <text:p text:style-name="P38">prev : next : TASK-3</text:p>
            </text:list-item>
          </text:list>
        </text:list-item>
      </text:list>
      <text:p text:style-name="P4">[further]</text:p>
      <text:list xml:id="list5145952037906727270" text:style-name="L13">
        <text:list-item>
          <text:p text:style-name="P39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805553886107227727" text:style-name="L14">
        <text:list-item>
          <text:p text:style-name="P40">REVIEW </text:p>
        </text:list-item>
        <text:list-item>
          <text:p text:style-name="P40"><text:span text:style-name="T1">#_ </text:span>SEG-1 : 1/13 → slice</text:p>
          <text:list>
            <text:list-item>
              <text:p text:style-name="P40">S-1.1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3_0005-20200113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3 00:05</text:p>
                        </text:list-item>
                        <text:list-item>
                          <text:p text:style-name="P40">2020.01.1<text:span text:style-name="T16">3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SEG-2 : exec on 1/13 slice</text:p>
          <text:list>
            <text:list-item>
              <text:p text:style-name="P40">S-2.1 : CONS.php</text:p>
            </text:list-item>
            <text:list-item>
              <text:p text:style-name="P4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>TASK-1</text:p>
          <text:list>
            <text:list-item>
              <text:list>
                <text:list-item>
                  <text:p text:style-name="P40">pos list ==&gt; new data</text:p>
                  <text:list>
                    <text:list-item>
                      <text:p text:style-name="P40">start idx, exit idx ==&gt; location in BB</text:p>
                    </text:list-item>
                    <text:list-item>
                      <text:p text:style-name="P40">//_20200214_150433:next (libeatester)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B_Location($pos, $lo_BarDatas)</text:p>
                  <text:list>
                    <text:list-item>
                      <text:p text:style-name="P40">//_20200308_141440:tmp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//_20200308_142828:caller</text:p>
                        </text:list-item>
                        <text:list-item>
                          <text:p text:style-name="P40">//_20200308_142832:head</text:p>
                        </text:list-item>
                        <text:list-item>
                          <text:p text:style-name="P4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change csv file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0">==&gt; sheet : C:\WORKS_2\WS\WS_Others.JVEMV6\JVEMV6\44_currency\10_prog-php\2_tester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618949474811599803" text:style-name="L15">
        <text:list-item>
          <text:p text:style-name="P41">TASK-1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</text:list>
            </text:list-item>
            <text:list-item>
              <text:p text:style-name="P41">$num_Loop_Start → set to 6</text:p>
              <text:list>
                <text:list-item>
                  <text:p text:style-name="P41">//_20200121_170907:tmp</text:p>
                </text:list-item>
              </text:list>
            </text:list-item>
            <text:list-item>
              <text:p text:style-name="P41">caller line (controller)</text:p>
              <text:list>
                <text:list-item>
                  <text:p text:style-name="P41">//_20200308_150453:tmp</text:p>
                </text:list-item>
              </text:list>
            </text:list-item>
            <text:list-item>
              <text:p text:style-name="P41">DUP func</text:p>
              <text:list>
                <text:list-item>
                  <text:p text:style-name="P41">//_20200308_150534:ref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6">0-0116.0215 - .0600</text:span></text:p>
              <text:list>
                <text:list-item>
                  <text:p text:style-name="P10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70465310138429479" text:style-name="L16">
        <text:list-item>
          <text:p text:style-name="P42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8768512533606613527" text:style-name="L17">
        <text:list-item>
          <text:p text:style-name="P43">REVIEW </text:p>
          <text:list>
            <text:list-item>
              <text:p text:style-name="P4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3">sheet</text:p>
              <text:list>
                <text:list-item>
                  <text:p text:style-name="P23">log_JVE_44_10_2.[session-43~].ods // C:\WORKS_2\WS\WS_Others.JVEMV6\JVEMV6\44_currency\10_prog-php\2_tester</text:p>
                </text:list-item>
                <text:list-item>
                  <text:p text:style-name="P23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">“3” → <text:span text:style-name="T16">もみ合い、BBの真ん中で</text:span></text:p>
                    </text:list-item>
                    <text:list-item>
                      <text:p text:style-name="P23"><text:span text:style-name="T16">“4” → 下がり</text:span><office:annotation office:name="__Annotation__9180_57526785"><dc:creator>iwabuchi ken</dc:creator><dc:date>2020-03-09T15:59:44.62</dc:date><text:p text:style-name="P126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4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<text:span text:style-name="T14">#_ </text:span><text:span text:style-name="T7">SEG-1 : csv file slices → more</text:span></text:p>
          <text:list>
            <text:list-item>
              <text:p text:style-name="P43">S-1.1</text:p>
              <text:list>
                <text:list-item>
                  <text:p text:style-name="P4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3"><text:soft-page-break/>rename</text:p>
                  <text:list>
                    <text:list-item>
                      <text:p text:style-name="P43">(AUDJPY).(M5).20200227_131436.[20200114_0005-20200114_2355].csv</text:p>
                    </text:list-item>
                    <text:list-item>
                      <text:p text:style-name="P43">(AUDJPY).(M5).20200227_131436.[20200115_0005-20200115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5 00:05</text:p>
                        </text:list-item>
                        <text:list-item>
                          <text:p text:style-name="P43">2020.01.15 23:55</text:p>
                        </text:list-item>
                        <text:list-item>
                          <text:p text:style-name="P43">2020.01.14 00:05</text:p>
                        </text:list-item>
                        <text:list-item>
                          <text:p text:style-name="P43">2020.01.14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  <text:list-item>
                  <text:p text:style-name="P43">$num_Loop_Start → set to 6</text:p>
                  <text:list>
                    <text:list-item>
                      <text:p text:style-name="P43"><text:soft-page-break/>//_20200121_170907:tmp</text:p>
                    </text:list-item>
                  </text:list>
                </text:list-item>
                <text:list-item>
                  <text:p text:style-name="P43">caller line (controller)</text:p>
                  <text:list>
                    <text:list-item>
                      <text:p text:style-name="P43">//_20200308_150453:tmp</text:p>
                    </text:list-item>
                  </text:list>
                </text:list-item>
                <text:list-item>
                  <text:p text:style-name="P43">DUP func</text:p>
                  <text:list>
                    <text:list-item>
                      <text:p text:style-name="P43">//_20200308_150534:ref</text:p>
                    </text:list-item>
                  </text:list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DUP</text:p>
                  <text:list>
                    <text:list-item>
                      <text:p text:style-name="P43">get_BB_Location</text:p>
                    </text:list-item>
                  </text:list>
                </text:list-item>
                <text:list-item>
                  <text:p text:style-name="P43">sig : get_BB_Location__Past_5_Bars</text:p>
                </text:list-item>
                <text:list-item>
                  <text:p text:style-name="P43">labels</text:p>
                  <text:list>
                    <text:list-item>
                      <text:p text:style-name="P43">//_20200309_160525:caller</text:p>
                    </text:list-item>
                    <text:list-item>
                      <text:p text:style-name="P43">//_20200309_160532:head</text:p>
                    </text:list-item>
                    <text:list-item>
                      <text:p text:style-name="P43">//_20200309_160534:wl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test.20200309_160922.php</text:p>
                    </text:list-item>
                  </text:list>
                </text:list-item>
                <text:list-item>
                  <text:p text:style-name="P43">TEST ==&gt; next session</text:p>
                  <text:list>
                    <text:list-item>
                      <text:p text:style-name="P43">csv ==&gt; use : 44_5.1_10_rawdata.(AUDJPY).(Period-M15).(NumOfUnits-18000).(Bars-18000).20200116_171429.[SLICE-100].csv</text:p>
                    </text:list-item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02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7526200955061749156" text:style-name="L18">
        <text:list-item>
          <text:p text:style-name="P44">TASK-1</text:p>
          <text:list>
            <text:list-item>
              <text:p text:style-name="P44"><text:soft-page-break/>this ==&gt; T-1.1</text:p>
            </text:list-item>
            <text:list-item>
              <text:p text:style-name="P44">//_20200309_162909:ref (C:\WORKS_2\WS\Eclipse_Luna\Cake_IFM11\test.20200309_160922.php)</text:p>
            </text:list-item>
            <text:list-item>
              <text:p text:style-name="P44">//_20200309_160532:head (\lib_ea_tester.php)</text:p>
            </text:list-item>
            <text:list-item>
              <text:p text:style-name="P44">//_20200214_150433:next (\lib_ea_tester.php :: show_LO_Pos_Data__Build_Lines)</text:p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03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605080770139871903" text:style-name="L19">
        <text:list-item>
          <text:p text:style-name="P45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7823045975529459987" text:style-name="L20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-1.1</text:p>
                </text:list-item>
                <text:list-item>
                  <text:p text:style-name="P46">//_20200309_162909:ref (C:\WORKS_2\WS\Eclipse_Luna\Cake_IFM11\test.20200309_160922.php)</text:p>
                </text:list-item>
                <text:list-item>
                  <text:p text:style-name="P46"><text:soft-page-break/>//_20200309_160532:head (\lib_ea_tester.php)</text:p>
                </text:list-item>
                <text:list-item>
                  <text:p text:style-name="P46">//_20200214_150433:next (\lib_ea_tester.php :: show_LO_Pos_Data__Build_Lines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6"><text:span text:style-name="T1">#_ </text:span>T-1.2 : slice list </text:p>
            </text:list-item>
            <text:list-item>
              <text:p text:style-name="P46"><text:span text:style-name="T1">#_ </text:span>T-1.3 : debug lines</text:p>
            </text:list-item>
            <text:list-item>
              <text:p text:style-name="P46"><text:span text:style-name="T1">#_ </text:span>T-1.4 : caller lines</text:p>
              <text:list>
                <text:list-item>
                  <text:p text:style-name="P46">//_20200310_140423:tmp</text:p>
                </text:list-item>
              </text:list>
            </text:list-item>
            <text:list-item>
              <text:p text:style-name="P46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04">==&gt; such a trend (i.e. from Z1 to Z5) → find; exec tester</text:p>
                </text:list-item>
              </text:list>
            </text:list-item>
            <text:list-item>
              <text:p text:style-name="P46">T-1.1</text:p>
            </text:list-item>
          </text:list>
        </text:list-item>
        <text:list-item>
          <text:p text:style-name="P46"/>
        </text:list-item>
      </text:list>
      <text:p text:style-name="P4"/>
      <text:p text:style-name="P4">[next]</text:p>
      <text:list xml:id="list3349673994827055071" text:style-name="L21"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T-1.1 : new FUNC (skeleton)</text:p>
              <text:list>
                <text:list-item>
                  <text:p text:style-name="P47"><text:soft-page-break/>sig</text:p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</text:p>
                </text:list-item>
              </text:list>
            </text:list-item>
            <text:list-item>
              <text:p text:style-name="P47">T-1.2: func → coding</text:p>
              <text:list>
                <text:list-item>
                  <text:p text:style-name="P47">TES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2 : this → TASK-2</text:p>
        </text:list-item>
      </text:list>
      <text:p text:style-name="P4">[further]</text:p>
      <text:list xml:id="list82197020888435343" text:style-name="L22">
        <text:list-item>
          <text:p text:style-name="P48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4682371748268964184" text:style-name="L23">
        <text:list-item>
          <text:p text:style-name="P120"><text:span text:style-name="T14">%#_ </text:span><text:span text:style-name="T7">REVIEW </text:span>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pan text:style-name="T1">#_ </text:span>T-1.1 : new FUNC (skeleton)</text:p>
              <text:list>
                <text:list-item>
                  <text:p text:style-name="P49">sig </text:p>
                  <text:list>
                    <text:list-item>
                      <text:p text:style-name="P49">filter_LO_Pos__No_Dup($lo_Pos)</text:p>
                    </text:list-item>
                  </text:list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 </text:p>
                  <text:list>
                    <text:list-item>
                      <text:p text:style-name="P49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9">==&gt; OK : 27 entries → 8 entries</text:p>
                    </text:list-item>
                  </text:list>
                </text:list-item>
              </text:list>
            </text:list-item>
            <text:list-item>
              <text:p text:style-name="P49"><text:span text:style-name="T1">%#_ </text:span>T-1.2: func → coding</text:p>
              <text:list>
                <text:list-item>
                  <text:p text:style-name="P49">TEST</text:p>
                </text:list-item>
              </text:list>
            </text:list-item>
            <text:list-item>
              <text:p text:style-name="P49">T-1.3 : oth<text:span text:style-name="T16">er csv data</text:span></text:p>
              <text:list>
                <text:list-item>
                  <text:p text:style-name="P105">(AUDJPY).(M5).20200227_131436.[20200115_0005-20200115_2355].csv</text:p>
                  <text:list>
                    <text:list-item>
                      <text:p text:style-name="P49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05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9">TASK-2 : prev → TASK-2 </text:p>
          <text:list>
            <text:list-item>
              <text:p text:style-name="P49">T-2.1</text:p>
            </text:list-item>
          </text:list>
        </text:list-item>
        <text:list-item>
          <text:p text:style-name="P49"/>
        </text:list-item>
      </text:list>
      <text:p text:style-name="P4"/>
      <text:p text:style-name="P4">[next]</text:p>
      <text:list xml:id="list7594491922895533026" text:style-name="L24">
        <text:list-item>
          <text:p text:style-name="P50">TASK-1 : get_BB_Location__Past_5_Bars</text:p>
          <text:list>
            <text:list-item>
              <text:p text:style-name="P50">==&gt; write to log file</text:p>
            </text:list-item>
            <text:list-item>
              <text:p text:style-name="P50">//_20200311_151906</text:p>
            </text:list-item>
          </text:list>
        </text:list-item>
        <text:list-item>
          <text:p text:style-name="P50">TASK-2 : this → TASK-2</text:p>
        </text:list-item>
      </text:list>
      <text:p text:style-name="P4">[further]</text:p>
      <text:list xml:id="list1024083633841707822" text:style-name="L25">
        <text:list-item>
          <text:p text:style-name="P51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5181166822690340409" text:style-name="L26">
        <text:list-item>
          <text:p text:style-name="P52">REVIEW </text:p>
        </text:list-item>
        <text:list-item>
          <text:p text:style-name="P52">SEG-1 : BB zone names → use “st_idx”, not “cu_idx”</text:p>
          <text:list>
            <text:list-item>
              <text:p text:style-name="P52">S-1.1</text:p>
              <text:list>
                <text:list-item>
                  <text:p text:style-name="P52">“$num_Loop_Start” ==&gt; 6</text:p>
                  <text:list>
                    <text:list-item>
                      <text:p text:style-name="P52">CONS::$numOf_While_Loop_Start</text:p>
                    </text:list-item>
                  </text:list>
                </text:list-item>
                <text:list-item>
                  <text:p text:style-name="P52">TEST ==&gt; </text:p>
                </text:list-item>
                <text:list-item>
                  <text:p text:style-name="P5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2">==&gt; OK ? (“Notice (8): Undefined offset: 0 [APP\Controller\FxTestController.php, line 341]”)</text:p>
                </text:list-item>
              </text:list>
            </text:list-item>
            <text:list-item>
              <text:p text:style-name="P52"><text:span text:style-name="T1">#_ </text:span>S-1.2 : change index num</text:p>
              <text:list>
                <text:list-item>
                  <text:p text:style-name="P52">“LibEaTester::show_LO_Pos_Data__Build_Lines”</text:p>
                  <text:list>
                    <text:list-item>
                      <text:p text:style-name="P52">//_20200308_141440:tmp</text:p>
                    </text:list-item>
                  </text:list>
                </text:list-item>
                <text:list-item>
                  <text:p text:style-name="P52">LibEaTester::get_BB_Location__Past_5_Bars </text:p>
                  <text:list>
                    <text:list-item>
                      <text:p text:style-name="P52">//_20200310_140423:tmp</text:p>
                    </text:list-item>
                    <text:list-item>
                      <text:p text:style-name="P52">//_20200312_142316:tmp (get_BB_Location__Past_5_Bars)</text:p>
                    </text:list-item>
                    <text:list-item>
                      <text:p text:style-name="P52">dummy val for return</text:p>
                    </text:list-item>
                  </text:list>
                </text:list-item>
                <text:list-item>
                  <text:p text:style-name="P52">header</text:p>
                  <text:list>
                    <text:list-item>
                      <text:p text:style-name="P52">//_20200312_142228:tmp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S-1.3 : new FUNC → “get_BB_Location__By_Bd($bd, $lo_BarDatas” </text:p>
              <text:list>
                <text:list-item>
                  <text:p text:style-name="P52">CODE</text:p>
                  <text:list>
                    <text:list-item>
                      <text:p text:style-name="P52">DUP</text:p>
                    </text:list-item>
                    <text:list-item>
                      <text:p text:style-name="P52">labels</text:p>
                    </text:list-item>
                  </text:list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  <text:list-item>
                      <text:p text:style-name="P52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">~#_ </text:span>TASK-1 : get_BB_Location__Past_5_Bars</text:p>
          <text:list>
            <text:list-item>
              <text:list>
                <text:list-item>
                  <text:p text:style-name="P52">==&gt; write to log file</text:p>
                </text:list-item>
                <text:list-item>
                  <text:p text:style-name="P52">//_20200311_151906</text:p>
                </text:list-item>
              </text:list>
            </text:list-item>
          </text:list>
        </text:list-item>
        <text:list-item>
          <text:p text:style-name="P52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215466361896555213" text:style-name="L27">
        <text:list-item>
          <text:p text:style-name="P53">TASK-1</text:p>
          <text:list>
            <text:list-item>
              <text:p text:style-name="P106">今回のデータ　=&gt;　gen same csv data</text:p>
            </text:list-item>
            <text:list-item>
              <text:p text:style-name="P10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06">==&gt; observe</text:p>
            </text:list-item>
          </text:list>
        </text:list-item>
        <text:list-item>
          <text:p text:style-name="P106">TASK-2 : this → TASK-2</text:p>
        </text:list-item>
      </text:list>
      <text:p text:style-name="P4">[further]</text:p>
      <text:list xml:id="list1990831999009190687" text:style-name="L28">
        <text:list-item>
          <text:p text:style-name="P54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8687105530519212205" text:style-name="L2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07">データ　=&gt;　gen same csv data</text:p>
                </text:list-item>
                <text:list-item>
                  <text:p text:style-name="P10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121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07">(AUDJPY).(M5).20200227_131436.[20200109_0005-20200109_2355].csv</text:p>
                </text:list-item>
                <text:list-item>
                  <text:p text:style-name="P107">(AUDJPY).(M5).20200227_131436.[20200110_0005-20200110_2355].csv</text:p>
                </text:list-item>
                <text:list-item>
                  <text:p text:style-name="P107">(AUDJPY).(M5).20200227_131436.[20200114_0005-20200114_2355].csv</text:p>
                </text:list-item>
                <text:list-item>
                  <text:p text:style-name="P107">(AUDJPY).(M5).20200227_131436.[20200115_0005-20200115_2355].csv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list>
                <text:list-item>
                  <text:p text:style-name="P107">func : “get_BB_Location__By_Bd($bd_Target)”</text:p>
                  <text:list>
                    <text:list-item>
                      <text:p text:style-name="P107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07">T-2.1</text:p>
              <text:list>
                <text:list-item>
                  <text:p text:style-name="P107">CODING : replace : //_20200314_183141:tmp</text:p>
                </text:list-item>
                <text:list-item>
                  <text:p text:style-name="P107">TEST ==&gt; </text:p>
                  <text:list>
                    <text:list-item>
                      <text:p text:style-name="P121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07">(AUDJPY).(M5).20200227_131436.[20200107_0005-20200107_2355].csv</text:p>
                    </text:list-item>
                    <text:list-item>
                      <text:p text:style-name="P107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26388658618728268" text:style-name="L30">
        <text:list-item>
          <text:p text:style-name="P56">TASK : ANY</text:p>
        </text:list-item>
      </text:list>
      <text:p text:style-name="P4">[further]</text:p>
      <text:list xml:id="list5549132431649361234" text:style-name="L31">
        <text:list-item>
          <text:p text:style-name="P57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3285601192354083643" text:style-name="L32">
        <text:list-item>
          <text:p text:style-name="P58">REVIEW </text:p>
        </text:list-item>
        <text:list-item>
          <text:p text:style-name="P122"><text:span text:style-name="T14">#_ </text:span><text:span text:style-name="T7">TASK-1 </text:span></text:p>
          <text:list>
            <text:list-item>
              <text:list>
                <text:list-item>
                  <text:p text:style-name="P58">gen data → tester-1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oft-page-break/>gen data</text:p>
                </text:list-item>
              </text:list>
            </text:list-item>
            <text:list-item>
              <text:p text:style-name="P58">T-1.2 : sheet</text:p>
              <text:list>
                <text:list-item>
                  <text:p text:style-name="P58">log_JVE_44_10_2.[session-49~].ods</text:p>
                  <text:list>
                    <text:list-item>
                      <text:p text:style-name="P58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8">obs</text:p>
              <text:list>
                <text:list-item>
                  <text:p text:style-name="P58">(AUDJPY).(M5).20200227_131436.[20200108_0005-20200108_2355].csv</text:p>
                  <text:list>
                    <text:list-item>
                      <text:p text:style-name="P124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8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list>
                <text:list-item>
                  <text:p text:style-name="P58">new php file : exec_tester-1.php</text:p>
                </text:list-item>
              </text:list>
            </text:list-item>
            <text:list-item>
              <text:p text:style-name="P58">T-2.1</text:p>
            </text:list-item>
            <text:list-item>
              <text:p text:style-name="P58">TEST ==&gt; OK</text:p>
            </text:list-item>
          </text:list>
        </text:list-item>
      </text:list>
      <text:p text:style-name="P4"/>
      <text:p text:style-name="P4">[next]</text:p>
      <text:list xml:id="list7430172517219144754" text:style-name="L33">
        <text:list-item>
          <text:p text:style-name="P59">TASK-1 : php file : exec_tester-1.php → use external dat file</text:p>
        </text:list-item>
        <text:list-item>
          <text:p text:style-name="P59">TASK-2 : obs ==&gt; see note memo</text:p>
        </text:list-item>
      </text:list>
      <text:p text:style-name="P4">[further]</text:p>
      <text:list xml:id="list2743897158069275165" text:style-name="L34">
        <text:list-item>
          <text:p text:style-name="P60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3674580051238499027" text:style-name="L35">
        <text:list-item>
          <text:p text:style-name="P61">REVIEW </text:p>
        </text:list-item>
        <text:list-item>
          <text:p text:style-name="P61">TASK-1 : processing-1</text:p>
          <text:list>
            <text:list-item>
              <text:list>
                <text:list-item>
                  <text:p text:style-name="P61">log_JVE_44_10_2.[session-50~].ods</text:p>
                  <text:list>
                    <text:list-item>
                      <text:p text:style-name="P61">tab “1”</text:p>
                    </text:list-item>
                  </text:list>
                </text:list-item>
              </text:list>
            </text:list-item>
            <text:list-item>
              <text:p text:style-name="P61">steps</text:p>
              <text:list>
                <text:list-item>
                  <text:p text:style-name="P61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1">C/P → log_JVE_44_10_2.[session-XX~].ods (C:\WORKS_2\WS\WS_Others.JVEMV6\JVEMV6\44_currency\10_prog-php\2_tester)</text:p>
                </text:list-item>
                <text:list-item>
                  <text:p text:style-name="P61">sort data : 1/15, A/J, M5</text:p>
                  <text:list>
                    <text:list-item>
                      <text:p text:style-name="P61">col W &gt; V &gt; U (from starting bar, 3 latest bars)</text:p>
                    </text:list-item>
                  </text:list>
                </text:list-item>
                <text:list-item>
                  <text:p text:style-name="P61">sequences</text:p>
                  <text:list>
                    <text:list-item>
                      <text:p text:style-name="P61">pick up</text:p>
                    </text:list-item>
                    <text:list-item>
                      <text:p text:style-name="P61">count</text:p>
                    </text:list-item>
                    <text:list-item>
                      <text:p text:style-name="P61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1">dir name ==&gt; add info : A/J, M5</text:p>
                </text:list-item>
              </text:list>
            </text:list-item>
            <text:list-item>
              <text:p text:style-name="P61">T-2.1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83876945032190101" text:style-name="L36">
        <text:list-item>
          <text:p text:style-name="P62">TASK-1</text:p>
          <text:list>
            <text:list-item>
              <text:p text:style-name="P62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0272713" text:continue-numbering="true" text:style-name="L36">
        <text:list-item>
          <text:list>
            <text:list-item>
              <text:p text:style-name="P62"/>
            </text:list-item>
          </text:list>
        </text:list-item>
        <text:list-item>
          <text:p text:style-name="P62">TASK-2</text:p>
          <text:list>
            <text:list-item>
              <text:p text:style-name="P62">oth<text:span text:style-name="T16">er dates ==&gt; data → processing</text:span></text:p>
              <text:list>
                <text:list-item>
                  <text:p text:style-name="P108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6175684312691967462" text:style-name="L37">
        <text:list-item>
          <text:p text:style-name="P63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3324410327534655388" text:style-name="L38">
        <text:list-item>
          <text:p text:style-name="P64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0277019" text:continue-numbering="true" text:style-name="L38">
        <text:list-item>
          <text:p text:style-name="P64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0301336" text:continue-numbering="true" text:style-name="L38">
        <text:list-item>
          <text:list>
            <text:list-item>
              <text:p text:style-name="P64">T-1.1 </text:p>
              <text:list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029877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13">bar<text:tab/>bar form</text:p>
                    </text:list-item>
                    <text:list-item>
                      <text:p text:style-name="P64">b1<text:tab/>cross</text:p>
                    </text:list-item>
                    <text:list-item>
                      <text:p text:style-name="P64">b2<text:tab/>J1<text:tab/>(jump up)<text:tab/>Z3-&gt;Z1, 75.802-&gt;.939(.137)</text:p>
                    </text:list-item>
                  </text:list>
                </text:list-item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028636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4">bars</text:p>
                      <text:list>
                        <text:list-item>
                          <text:p text:style-name="P113">bar<text:tab/>bar form</text:p>
                        </text:list-item>
                        <text:list-item>
                          <text:p text:style-name="P64">b1<text:tab/>cross</text:p>
                        </text:list-item>
                        <text:list-item>
                          <text:p text:style-name="P64">b2<text:tab/>up<text:tab/>Z2-&gt;Z1, 75.838-&gt;75.862(.024)</text:p>
                        </text:list-item>
                        <text:list-item>
                          <text:p text:style-name="P64">b3<text:tab/>kite<text:tab/>Z:2-&gt;2, .828-&gt;.839(.011)</text:p>
                        </text:list-item>
                      </text:list>
                    </text:list-item>
                    <text:list-item>
                      <text:p text:style-name="P64">trend</text:p>
                      <text:list>
                        <text:list-item>
                          <text:p text:style-name="P64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4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0285726" text:continue-numbering="true" text:style-name="L38">
        <text:list-item>
          <text:list>
            <text:list-item>
              <text:list>
                <text:list-item>
                  <text:p text:style-name="P109"/>
                </text:list-item>
              </text:list>
            </text:list-item>
            <text:list-item>
              <text:p text:style-name="P109">T-2.1 : 1/14</text:p>
              <text:list>
                <text:list-item>
                  <text:list>
                    <text:list-item>
                      <text:p text:style-name="P109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9">DUP : tab</text:p>
                  <text:list>
                    <text:list-item>
                      <text:p text:style-name="P109">log_JVE_44_10_2.[session-50~].ods : “1”</text:p>
                    </text:list-item>
                  </text:list>
                </text:list-item>
                <text:list-item>
                  <text:p text:style-name="P109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09">modify data</text:p>
                  <text:list>
                    <text:list-item>
                      <text:p text:style-name="P109">if “ext_id” is “-1” ==&gt; col “exit – start” → edit</text:p>
                    </text:list-item>
                  </text:list>
                </text:list-item>
                <text:list-item>
                  <text:p text:style-name="P109">sort list : W &gt; V &gt; U &gt; Q </text:p>
                </text:list-item>
              </text:list>
            </text:list-item>
            <text:list-item>
              <text:p text:style-name="P109">FOUND</text:p>
              <text:list>
                <text:list-item>
                  <text:p text:style-name="P117">past 5 bars, all “Z2” → 3 incidents out of 281 entries</text:p>
                  <text:list>
                    <text:list-item>
                      <text:p text:style-name="P117">==&gt; all PLUS</text:p>
                    </text:list-item>
                  </text:list>
                </text:list-item>
                <text:list-item>
                  <text:p text:style-name="P109">past 5 bars ==&gt; (from latest) 2-2-2-2-3</text:p>
                  <text:list>
                    <text:list-item>
                      <text:p text:style-name="P109">3 incidents, out of 281</text:p>
                    </text:list-item>
                    <text:list-item>
                      <text:p text:style-name="P109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/>
        </text:list-item>
      </text:list>
      <text:p text:style-name="P4">[next]</text:p>
      <text:list xml:id="list4479221350508390104" text:style-name="L39">
        <text:list-item>
          <text:p text:style-name="P65">TASK-1</text:p>
          <text:list>
            <text:list-item>
              <text:p text:style-name="P65">oth<text:span text:style-name="T16">er dates ==&gt; refer : this → T-2.1</text:span></text:p>
            </text:list-item>
          </text:list>
        </text:list-item>
      </text:list>
      <text:p text:style-name="P4">[further]</text:p>
      <text:list xml:id="list6110132646911228953" text:style-name="L40">
        <text:list-item>
          <text:p text:style-name="P66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2649318284949338230" text:style-name="L41">
        <text:list-item>
          <text:p text:style-name="P67">REVIEW </text:p>
        </text:list-item>
        <text:list-item>
          <text:p text:style-name="P67">TASK-1 : obs</text:p>
          <text:list>
            <text:list-item>
              <text:list>
                <text:list-item>
                  <text:p text:style-name="P67"><text:soft-page-break/>log_JVE_44_10_2.[session-50~].ods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“1-1-1-3-3” (from latest)</text:p>
                  <text:list>
                    <text:list-item>
                      <text:p text:style-name="P67">3 incidents → 1 plus</text:p>
                    </text:list-item>
                    <text:list-item>
                      <text:p text:style-name="P67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7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7">2020.01.14 08:30 → -0.005</text:p>
                    </text:list-item>
                    <text:list-item>
                      <text:p text:style-name="P67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1766250983703822378" text:style-name="L42">
        <text:list-item>
          <text:list>
            <text:list-item>
              <text:p text:style-name="P68"/>
            </text:list-item>
          </text:list>
        </text:list-item>
      </text:list>
      <text:p text:style-name="P4"/>
      <text:p text:style-name="P4">[next]</text:p>
      <text:list xml:id="list5961612641446197006" text:style-name="L43">
        <text:list-item>
          <text:p text:style-name="P69">TASK</text:p>
          <text:list>
            <text:list-item>
              <text:p text:style-name="P69">obs : log_JVE_44_10_2.[session-50~].ods &gt; tab “2”</text:p>
            </text:list-item>
          </text:list>
        </text:list-item>
      </text:list>
      <text:p text:style-name="P4">[further]</text:p>
      <text:list xml:id="list770350929667311530" text:style-name="L44">
        <text:list-item>
          <text:p text:style-name="P70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8028832121121266891" text:style-name="L45">
        <text:list-item>
          <text:p text:style-name="P71"><text:soft-page-break/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dispatch → SELL, BUY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//_20200329_123400:tmp (function fx_tester_T_1)</text:p>
                </text:list-item>
                <text:list-item>
                  <text:p text:style-name="P71">CODE</text:p>
                </text:list-item>
                <text:list-item>
                  <text:p text:style-name="P123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11">==&gt; OK</text:p>
                    </text:list-item>
                    <text:list-item>
                      <text:p text:style-name="P111">localhost/Eclipse_Luna/Cake_IFM11/fx_test/fx_tester_T_1?_Tester_T_1__Order_Genre=_Tester_T_1__Order_Genre__BUY</text:p>
                      <text:list>
                        <text:list-item>
                          <text:p text:style-name="P11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T-1.2 : BUY</text:p>
              <text:list>
                <text:list-item>
                  <text:p text:style-name="P111">new FUNC : fx_tester_T_1__Order_Buy()</text:p>
                  <text:list>
                    <text:list-item>
                      <text:p text:style-name="P111">labels</text:p>
                      <text:list>
                        <text:list-item>
                          <text:p text:style-name="P111">//_20200329_130132:caller</text:p>
                        </text:list-item>
                        <text:list-item>
                          <text:p text:style-name="P111">//_20200329_130134:head</text:p>
                        </text:list-item>
                        <text:list-item>
                          <text:p text:style-name="P111">//_20200329_130139:wl</text:p>
                        </text:list-item>
                      </text:list>
                    </text:list-item>
                    <text:list-item>
                      <text:p text:style-name="P111">caller lines</text:p>
                    </text:list-item>
                  </text:list>
                </text:list-item>
                <text:list-item>
                  <text:p text:style-name="P111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028604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8024249132004410188" text:style-name="L46">
        <text:list-item>
          <text:list>
            <text:list-item>
              <text:p text:style-name="P72"/>
            </text:list-item>
          </text:list>
        </text:list-item>
      </text:list>
      <text:p text:style-name="P4"/>
      <text:p text:style-name="P4">[next]</text:p>
      <text:list xml:id="list8139316752065247773" text:style-name="L47">
        <text:list-item>
          <text:p text:style-name="P73">TASK</text:p>
          <text:list>
            <text:list-item>
              <text:p text:style-name="P73">//_20200329_132038:tmp</text:p>
            </text:list-item>
            <text:list-item>
              <text:p text:style-name="P73">new FUNC : <text:span text:style-name="T19">fx_tester_T_1__Order_Sell()</text:span></text:p>
              <text:list>
                <text:list-item>
                  <text:p text:style-name="P112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8013728599451343417" text:style-name="L48">
        <text:list-item>
          <text:p text:style-name="P74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6327261103816386897" text:style-name="L49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log_JVE_44_10_2.[session-50~].ods</text:p>
                </text:list-item>
                <text:list-item>
                  <text:p text:style-name="P75"><text:soft-page-break/>tab “4”, “5”</text:p>
                </text:list-item>
              </text:list>
            </text:list-item>
            <text:list-item>
              <text:p text:style-name="P75">T-1.1</text:p>
            </text:list-item>
          </text:list>
        </text:list-item>
      </text:list>
      <text:list xml:id="list3947065286417752849" text:style-name="L50">
        <text:list-item>
          <text:list>
            <text:list-item>
              <text:p text:style-name="P125"><text:span text:style-name="T13">OBS : </text:span><text:span text:style-name="T20">20200109_0005-20200109_2355 (tab “5”)</text:span></text:p>
              <text:list>
                <text:list-item>
                  <text:p text:style-name="P76">bar<text:span text:style-name="T16">が1-1-1であっても、count=7で、全てがplus</text:span></text:p>
                  <text:list>
                    <text:list-item>
                      <text:p text:style-name="P110">==&gt; ただし、すべて、それらのうち5つは、同じ終了時刻</text:p>
                    </text:list-item>
                    <text:list-item>
                      <text:p text:style-name="P110">終了=2020.01.09 23:45 のもの　=&gt;　連上げ</text:p>
                    </text:list-item>
                    <text:list-item>
                      <text:p text:style-name="P110">2020.01.09 02:15　=&gt;　連上げ</text:p>
                    </text:list-item>
                    <text:list-item>
                      <text:p text:style-name="P110">2020.01.09 08:00　=&gt;　連上げ (RSI=68.63, MFI=71.36)</text:p>
                    </text:list-item>
                  </text:list>
                </text:list-item>
                <text:list-item>
                  <text:p text:style-name="P110">連上げでも、下がるもの</text:p>
                  <text:list>
                    <text:list-item>
                      <text:p text:style-name="P110">2020.01.09 09:45　=&gt;　 RSI=67.18, MFI=59.48</text:p>
                      <text:list>
                        <text:list-item>
                          <text:p text:style-name="P110">conseq-5, Z5-&gt;Z1</text:p>
                        </text:list-item>
                        <text:list-item>
                          <text:p text:style-name="P110">ref ==&gt; 2020.01.09 08:00 (plus ending case)</text:p>
                          <text:list>
                            <text:list-item>
                              <text:p text:style-name="P110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50387215954023762" text:style-name="L51">
        <text:list-item>
          <text:p text:style-name="P77">TASK : obs-data (session : 54.XX)</text:p>
          <text:list>
            <text:list-item>
              <text:p text:style-name="P77">==&gt; 1/8, 1/7, 1/6</text:p>
            </text:list-item>
          </text:list>
        </text:list-item>
      </text:list>
      <text:p text:style-name="P4">[further]</text:p>
      <text:list xml:id="list7787586025127549470" text:style-name="L52">
        <text:list-item>
          <text:p text:style-name="P78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6350927846673879124" text:style-name="L53">
        <text:list-item>
          <text:p text:style-name="P79">REVIEW </text:p>
        </text:list-item>
        <text:list-item>
          <text:p text:style-name="P79"><text:soft-page-break/>TASK-1 : new ea program</text:p>
          <text:list>
            <text:list-item>
              <text:p text:style-name="P79">T-1.1</text:p>
              <text:list>
                <text:list-item>
                  <text:p text:style-name="P79">DUP : ea-3.mq4 // C:\Users\iwabuchiken\AppData\Roaming\MetaQuotes\Terminal\34B08C83A5AAE27A4079DE708E60511E\MQL4\Experts\labs\eas\ea-3</text:p>
                  <text:list>
                    <text:list-item>
                      <text:p text:style-name="P79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9">gen → func list</text:p>
                  <text:list>
                    <text:list-item>
                      <text:p text:style-name="P79">edit : gen-func-list.bat (link file) // C:\Users\iwabuchiken\AppData\Roaming\MetaQuotes\Terminal\34B08C83A5AAE27A4079DE708E60511E\MQL4\utils</text:p>
                    </text:list-item>
                    <text:list-item>
                      <text:p text:style-name="P79">exec ==&gt; OK</text:p>
                    </text:list-item>
                  </text:list>
                </text:list-item>
                <text:list-item>
                  <text:p text:style-name="P79">compile</text:p>
                  <text:list>
                    <text:list-item>
                      <text:p text:style-name="P79">==&gt; F7 → OK</text:p>
                    </text:list-item>
                    <text:list-item>
                      <text:p text:style-name="P79">C – F7 → OK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dummy code → int init()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4">[next]</text:p>
      <text:list xml:id="list8108554852633311022" text:style-name="L54">
        <text:list-item>
          <text:p text:style-name="P80">TASK</text:p>
          <text:list>
            <text:list-item>
              <text:p text:style-name="P80">remove : //_20200331_173735:tmp</text:p>
            </text:list-item>
            <text:list-item>
              <text:p text:style-name="P80">coding : up to → “show_BasicData();”</text:p>
              <text:list>
                <text:list-item>
                  <text:p text:style-name="P80">//_20200331_173857:tmp</text:p>
                </text:list-item>
              </text:list>
            </text:list-item>
          </text:list>
        </text:list-item>
      </text:list>
      <text:p text:style-name="P4">[further]</text:p>
      <text:list xml:id="list8603836338845201155" text:style-name="L55">
        <text:list-item>
          <text:p text:style-name="P81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3055653357598618167" text:style-name="L56">
        <text:list-item>
          <text:p text:style-name="P82">REVIEW </text:p>
        </text:list-item>
        <text:list-item>
          <text:p text:style-name="P82">TASK-1 : remove : //_20200331_173735:tmp</text:p>
          <text:list>
            <text:list-item>
              <text:list>
                <text:list-item>
                  <text:p text:style-name="P82">coding : up to → “show_BasicData();”</text:p>
                </text:list-item>
                <text:list-item>
                  <text:p text:style-name="P82">//_20200331_173857:tmp</text:p>
                </text:list-item>
                <text:list-item>
                  <text:p text:style-name="P82">new lib file : libfx_tester-1.mqh</text:p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6442801549837958809" text:style-name="L57">
        <text:list-item>
          <text:list>
            <text:list-item>
              <text:list>
                <text:list-item>
                  <text:p text:style-name="P83">new lib file : libfx_tester-1.mqh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2661444406424408048" text:style-name="L58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4">[further]</text:p>
      <text:list xml:id="list2258760973121691113" text:style-name="L59">
        <text:list-item>
          <text:p text:style-name="P85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4713909659390176855" text:style-name="L60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controller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ILE : FxUtilitiesController.php</text:p>
                </text:list-item>
                <text:list-item>
                  <text:p text:style-name="P86">new FUNC : get_ListOf_Orders_From_Statement($dpath, $fname)</text:p>
                </text:list-item>
                <text:list-item>
                  <text:p text:style-name="P86">TEST → access ==&gt; error?</text:p>
                  <text:list>
                    <text:list-item>
                      <text:p text:style-name="P86">==&gt; “Missing View” → OK</text:p>
                    </text:list-item>
                  </text:list>
                </text:list-item>
              </text:list>
            </text:list-item>
            <text:list-item>
              <text:p text:style-name="P86">T-1.2 : view</text:p>
              <text:list>
                <text:list-item>
                  <text:p text:style-name="P86">DUP : app\View\FxTest\fx_tester__t_1.ct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3 : params</text:p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4 : parse html text</text:p>
              <text:list>
                <text:list-item>
                  <text:p text:style-name="P86">ref</text:p>
                  <text:list>
                    <text:list-item>
                      <text:p text:style-name="P86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6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<text:soft-page-break/></text:p>
        </text:list-item>
      </text:list>
      <text:p text:style-name="P4"/>
      <text:p text:style-name="P4">[next]</text:p>
      <text:list xml:id="list172121926828484735" text:style-name="L61">
        <text:list-item>
          <text:p text:style-name="P87">TASK-1 : <text:s/><text:span text:style-name="T3">10.2_ 56</text:span></text:p>
          <text:list>
            <text:list-item>
              <text:p text:style-name="P87">parsed data ==&gt; to csv file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</text:list>
        </text:list-item>
        <text:list-item>
          <text:p text:style-name="P87">TASK-2 <text:s/><text:span text:style-name="T3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7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2019264262822533596" text:style-name="L62">
        <text:list-item>
          <text:p text:style-name="P88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179403598096475292" text:style-name="L63">
        <text:list-item>
          <text:p text:style-name="P89">REVIEW </text:p>
        </text:list-item>
        <text:list-item>
          <text:p text:style-name="P89">TASK-1 : <text:s/><text:span text:style-name="T3">10.2_ 56</text:span></text:p>
          <text:list>
            <text:list-item>
              <text:p text:style-name="P89">parsed data ==&gt; to csv file 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  <text:list-item>
              <text:p text:style-name="P89"><text:soft-page-break/>TEST ==&gt; OK</text:p>
            </text:list-item>
          </text:list>
        </text:list-item>
        <text:list-item>
          <text:p text:style-name="P89">TASK-2 <text:s/><text:span text:style-name="T3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4">==&gt; new FUNC in Controller\FxUtilitiesController.php</text:p>
                </text:list-item>
              </text:list>
            </text:list-item>
          </text:list>
        </text:list-item>
        <text:list-item>
          <text:p text:style-name="P89"/>
        </text:list-item>
      </text:list>
      <text:p text:style-name="P11"/>
      <text:p text:style-name="P4">[next]</text:p>
      <text:list xml:id="list2703381106442903777" text:style-name="L64">
        <text:list-item>
          <text:p text:style-name="P90">TASK-1</text:p>
          <text:list>
            <text:list-item>
              <text:p text:style-name="P90">this ==&gt; TASK-2</text:p>
            </text:list-item>
          </text:list>
        </text:list-item>
      </text:list>
      <text:p text:style-name="P4">[further]</text:p>
      <text:list xml:id="list157268236848265992" text:style-name="L65">
        <text:list-item>
          <text:p text:style-name="P91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20200406_094345</text:p>
      <text:p text:style-name="P11"/>
      <text:p text:style-name="P4">[do] <text:span text:style-name="T1">#_ </text:span></text:p>
      <text:list xml:id="list3384580240902479580" text:style-name="L80">
        <text:list-item>
          <text:p text:style-name="P99">REVIEW </text:p>
        </text:list-item>
        <text:list-item>
          <text:p text:style-name="P99">TASK-1 <text:s/><text:span text:style-name="T3">10.2_ 56</text:span></text:p>
          <text:list>
            <text:list-item>
              <text:list>
                <text:list-item>
                  <text:p text:style-name="P99">from log file ==&gt; extract ticket numbers</text:p>
                </text:list-item>
                <text:list-item>
                  <text:p text:style-name="P9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9"><text:soft-page-break/>2. ==&gt; new FUNC in Controller\FxUtilitiesController.php</text:p>
                </text:list-item>
                <text:list-item>
                  <text:p text:style-name="P9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9">SEG-1</text:p>
          <text:list>
            <text:list-item>
              <text:list>
                <text:list-item>
                  <text:p text:style-name="P99">new FUNC : Libfx::get_ListOf_Orders_From_Statement($fpath_Statement_File) : [$lo_TRs_Of_Orders]</text:p>
                </text:list-item>
              </text:list>
            </text:list-item>
            <text:list-item>
              <text:p text:style-name="P99">S-1.1</text:p>
              <text:list>
                <text:list-item>
                  <text:p text:style-name="P99">CODE</text:p>
                  <text:list>
                    <text:list-item>
                      <text:p text:style-name="P99">sig</text:p>
                    </text:list-item>
                    <text:list-item>
                      <text:p text:style-name="P99">labels</text:p>
                    </text:list-item>
                    <text:list-item>
                      <text:p text:style-name="P99">C/P</text:p>
                    </text:list-item>
                    <text:list-item>
                      <text:p text:style-name="P99">return lines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>T-1.1 <text:span text:style-name="T21">@@@</text:span></text:p>
          <text:list>
            <text:list-item>
              <text:list>
                <text:list-item>
                  <text:p text:style-name="P99">//_20200406_100650:next</text:p>
                </text:list-item>
              </text:list>
            </text:list-item>
            <text:list-item>
              <text:p text:style-name="P99"/>
            </text:list-item>
          </text:list>
        </text:list-item>
      </text:list>
      <text:p text:style-name="P4"/>
      <text:p text:style-name="P4">[next]</text:p>
      <text:list xml:id="list5059300624781780329" text:style-name="L67">
        <text:list-item>
          <text:p text:style-name="P92">TASK</text:p>
        </text:list-item>
      </text:list>
      <text:p text:style-name="P4">[further]</text:p>
      <text:list xml:id="list5451730098524313761" text:style-name="L68">
        <text:list-item>
          <text:p text:style-name="P93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><text:soft-page-break/></text:p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[do] <text:span text:style-name="T1">#_ </text:span></text:p>
      <text:list xml:id="list30291578" text:continue-list="list1969580465207333049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506370555401587919" text:style-name="L69">
        <text:list-item>
          <text:list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6895843961977462381" text:style-name="L70">
        <text:list-item>
          <text:p text:style-name="P95">TASK</text:p>
        </text:list-item>
      </text:list>
      <text:p text:style-name="P4">[further]</text:p>
      <text:list xml:id="list8093585459955436201" text:style-name="L71">
        <text:list-item>
          <text:p text:style-name="P96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oft-page-break/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0300065" text:continue-list="list30291578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30279205" text:continue-list="list2375964754416243772" text:style-name="L4">
        <text:list-item>
          <text:list>
            <text:list-item>
              <text:p text:style-name="P30"/>
            </text:list-item>
          </text:list>
        </text:list-item>
      </text:list>
      <text:p text:style-name="P4"/>
      <text:p text:style-name="P4">[next]</text:p>
      <text:list xml:id="list3575925245943840984" text:style-name="L72">
        <text:list-item>
          <text:p text:style-name="P97">TASK</text:p>
        </text:list-item>
      </text:list>
      <text:p text:style-name="P4">[further]</text:p>
      <text:list xml:id="list1996610233691826683" text:style-name="L73">
        <text:list-item>
          <text:p text:style-name="P98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4667011000720131305" text:style-name="L74">
        <text:list-item>
          <text:p text:style-name="P11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301620" text:continue-numbering="true" text:style-name="L74">
        <text:list-item>
          <text:p text:style-name="P116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1321772314446687680" text:style-name="L75">
        <text:list-item>
          <text:p text:style-name="P26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407008168895566968" text:style-name="L76">
              <text:list-item>
                <text:p text:style-name="P19">M – w &gt; a (new window)</text:p>
              </text:list-item>
              <text:list-item>
                <text:p text:style-name="P19">doc 2 : select → session number</text:p>
              </text:list-item>
              <text:list-item>
                <text:p text:style-name="P19">doc 1</text:p>
                <text:list>
                  <text:list-item>
                    <text:p text:style-name="P19">DUP → template</text:p>
                  </text:list-item>
                  <text:list-item>
                    <text:p text:style-name="P19">session num → paste</text:p>
                  </text:list-item>
                </text:list>
              </text:list-item>
              <text:list-item>
                <text:p text:style-name="P19">doc 2 : select → session string</text:p>
              </text:list-item>
              <text:list-item>
                <text:p text:style-name="P1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107240426844451470" text:style-name="L77">
              <text:list-item>
                <text:p text:style-name="P20">commit</text:p>
                <text:list>
                  <text:list-item>
                    <text:p text:style-name="P20">jve</text:p>
                  </text:list-item>
                  <text:list-item>
                    <text:p text:style-name="P2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072542646045048298" text:style-name="L78">
              <text:list-item>
                <text:p text:style-name="P21">doc 1 : select → git push, echo</text:p>
              </text:list-item>
              <text:list-item>
                <text:p text:style-name="P2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204472334448892602" text:style-name="L79">
              <text:list-item>
                <text:p text:style-name="P22">eclipse</text:p>
              </text:list-item>
              <text:list-item>
                <text:p text:style-name="P22">mt4</text:p>
              </text:list-item>
              <text:list-item>
                <text:p text:style-name="P22">folders</text:p>
              </text:list-item>
              <text:list-item>
                <text:p text:style-name="P22">sakura files</text:p>
              </text:list-item>
              <text:list-item>
                <text:p text:style-name="P22">docs</text:p>
              </text:list-item>
            </text:list>
          </table:table-cell>
        </table:table-row>
      </table:table>
      <text:list xml:id="list30286564" text:continue-list="list1321772314446687680" text:style-name="L75">
        <text:list-item>
          <text:p text:style-name="P26">git</text:p>
          <text:list>
            <text:list-item>
              <text:p text:style-name="P2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298158" text:continue-numbering="true" text:style-name="L75">
        <text:list-item>
          <text:list>
            <text:list-item>
              <text:p text:style-name="P26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0273659" text:continue-numbering="true" text:style-name="L75">
        <text:list-item>
          <text:p text:style-name="P26">move “<text:span text:style-name="T4">@@@</text:span>”</text:p>
        </text:list-item>
        <text:list-item>
          <text:p text:style-name="P11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6T10:07:04.29</dc:date>
    <dc:creator>iwabuchi ken</dc:creator>
    <meta:editing-duration>P3DT10H46M18S</meta:editing-duration>
    <meta:editing-cycles>326</meta:editing-cycles>
    <meta:generator>OpenOffice/4.1.3$Win32 OpenOffice.org_project/413m1$Build-9783</meta:generator>
    <meta:document-statistic meta:table-count="12" meta:image-count="4" meta:object-count="1" meta:page-count="45" meta:paragraph-count="882" meta:word-count="3674" meta:character-count="291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